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2">
      <style:paragraph-properties fo:text-align="start" style:justify-single-word="false"/>
    </style:style>
    <style:style style:name="P8" style:family="paragraph" style:parent-style-name="Standard" style:list-style-name="L3">
      <style:paragraph-properties fo:text-align="start" style:justify-single-word="false"/>
    </style:style>
    <style:style style:name="P9" style:family="paragraph" style:parent-style-name="Standard" style:list-style-name="L4">
      <style:paragraph-properties fo:text-align="start" style:justify-single-word="false"/>
    </style:style>
    <style:style style:name="P10" style:family="paragraph" style:parent-style-name="Standard" style:list-style-name="L5">
      <style:paragraph-properties fo:text-align="start" style:justify-single-word="false"/>
    </style:style>
    <style:style style:name="P11" style:family="paragraph" style:parent-style-name="Standard" style:list-style-name="L6">
      <style:paragraph-properties fo:text-align="start" style:justify-single-word="false"/>
    </style:style>
    <style:style style:name="P12" style:family="paragraph" style:parent-style-name="Standard" style:list-style-name="L7">
      <style:paragraph-properties fo:text-align="start" style:justify-single-word="false"/>
    </style:style>
    <style:style style:name="P13" style:family="paragraph" style:parent-style-name="Standard" style:list-style-name="L8">
      <style:paragraph-properties fo:text-align="start" style:justify-single-word="false"/>
    </style:style>
    <style:style style:name="P14" style:family="paragraph" style:parent-style-name="Standard" style:list-style-name="L9">
      <style:paragraph-properties fo:text-align="start" style:justify-single-word="false"/>
    </style:style>
    <style:style style:name="P15" style:family="paragraph" style:parent-style-name="Standard" style:list-style-name="L10">
      <style:paragraph-properties fo:text-align="start" style:justify-single-word="false"/>
    </style:style>
    <style:style style:name="P16" style:family="paragraph" style:parent-style-name="Standard" style:list-style-name="L11">
      <style:paragraph-properties fo:text-align="start" style:justify-single-word="false"/>
    </style:style>
    <style:style style:name="P17" style:family="paragraph" style:parent-style-name="Standard" style:list-style-name="L12">
      <style:paragraph-properties fo:text-align="start" style:justify-single-word="false"/>
    </style:style>
    <style:style style:name="P18" style:family="paragraph" style:parent-style-name="Standard" style:list-style-name="L13">
      <style:paragraph-properties fo:text-align="start" style:justify-single-word="false"/>
    </style:style>
    <style:style style:name="P19" style:family="paragraph" style:parent-style-name="Standard" style:list-style-name="L15">
      <style:paragraph-properties fo:text-align="start" style:justify-single-word="false"/>
    </style:style>
    <style:style style:name="P20" style:family="paragraph" style:parent-style-name="Standard" style:list-style-name="L16">
      <style:paragraph-properties fo:text-align="start" style:justify-single-word="false"/>
    </style:style>
    <style:style style:name="P21" style:family="paragraph" style:parent-style-name="Standard" style:list-style-name="L17">
      <style:paragraph-properties fo:text-align="start" style:justify-single-word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pter 1 and 2 (First 10 pages) Notes</text:p>
      <text:p text:style-name="P4"/>
      <text:p text:style-name="P4">Chapter 1</text:p>
      <text:p text:style-name="P1">Software: Programs and all associated documents</text:p>
      <text:p text:style-name="P1">Good software: delivers required functionality and performance to the user and is maintainable, dependable, and usable</text:p>
      <text:p text:style-name="P1">SW Engineering: Engineering discipline that is concerned with all aspects of software production</text:p>
      <text:p text:style-name="P1">Fundamental SW Engineering Activities: Specification, Development, Validation, Evolution</text:p>
      <text:p text:style-name="P1">Difference between SWE and CS: CS focuses on theory and fundamentals, while SWE is concerned with the practicalities of developing and delivering useful software</text:p>
      <text:p text:style-name="P1">Difference between SWE and System Engineering: SE is concerned with all aspects of computer-based systems including hardware, software, and process engineering. SWE is part of SE.</text:p>
      <text:p text:style-name="P1">Key Challenges for SWE: Coping with increasing diversity, demands for reduced delivery times, and developing trustworthy software.</text:p>
      <text:p text:style-name="P1">Costs of SWE: 60% Development, 40% Testing</text:p>
      <text:p text:style-name="P1">SW Process: The systematic approach that is used in SWE. It is a sequence of activities that leads to the production of a software product.</text:p>
      <text:list xml:id="list220687347" text:style-name="L1">
        <text:list-item>
          <text:list>
            <text:list-item>
              <text:list>
                <text:list-item>
                  <text:p text:style-name="P6">Specification: Defining the software that is to be made and the constraints on its operation</text:p>
                </text:list-item>
                <text:list-item>
                  <text:p text:style-name="P6">Development: SW is designed and programmed</text:p>
                </text:list-item>
                <text:list-item>
                  <text:p text:style-name="P6">Validation: SW is tested and checked to ensure that it is what the customer requires</text:p>
                </text:list-item>
                <text:list-item>
                  <text:p text:style-name="P6">Evolution: Software is modified to reflect changing customer and market needs</text:p>
                </text:list-item>
              </text:list>
            </text:list-item>
          </text:list>
        </text:list-item>
      </text:list>
      <text:p text:style-name="P1"/>
      <text:p text:style-name="P1">2 types of software:</text:p>
      <text:list xml:id="list237247859" text:style-name="L2">
        <text:list-item>
          <text:p text:style-name="P7">Generic Products</text:p>
          <text:list>
            <text:list-item>
              <text:p text:style-name="P7">Standalone-systems and sold on the open market to any customer</text:p>
            </text:list-item>
          </text:list>
        </text:list-item>
        <text:list-item>
          <text:p text:style-name="P7">Customized (bespoke) products</text:p>
          <text:list>
            <text:list-item>
              <text:p text:style-name="P7">Commissioned by a customer. Developed especially for this customer</text:p>
            </text:list-item>
          </text:list>
        </text:list-item>
      </text:list>
      <text:p text:style-name="P1"/>
      <text:p text:style-name="P1">3 General Issues of SWE:</text:p>
      <text:list xml:id="list1380801948" text:style-name="L3">
        <text:list-item>
          <text:p text:style-name="P8">Heterogeneity: Systems are required to operate as distributed systems across network that include different types of computers and devices (mobile, etc.).</text:p>
        </text:list-item>
        <text:list-item>
          <text:p text:style-name="P8">Business and Social Change</text:p>
        </text:list-item>
        <text:list-item>
          <text:p text:style-name="P8">Security and Trust</text:p>
        </text:list-item>
      </text:list>
      <text:p text:style-name="P1"/>
      <text:p text:style-name="P1">Different types of applications (this decides which SWE method and technique is used):</text:p>
      <text:list xml:id="list715446264" text:style-name="L4">
        <text:list-item>
          <text:p text:style-name="P9">Stand-alone applications</text:p>
        </text:list-item>
        <text:list-item>
          <text:p text:style-name="P9">Interactive transaction-based applications</text:p>
        </text:list-item>
        <text:list-item>
          <text:p text:style-name="P9">Embedded Control Systems</text:p>
        </text:list-item>
        <text:list-item>
          <text:p text:style-name="P9">Batch Processing Systems</text:p>
        </text:list-item>
        <text:list-item>
          <text:p text:style-name="P9">Entertainment Systems</text:p>
        </text:list-item>
        <text:list-item>
          <text:p text:style-name="P9">Systems for Modeling and Simulation</text:p>
        </text:list-item>
        <text:list-item>
          <text:p text:style-name="P9">Data Collection Systems</text:p>
        </text:list-item>
        <text:list-item>
          <text:p text:style-name="P9">Systems of systems</text:p>
        </text:list-item>
      </text:list>
      <text:p text:style-name="P1"/>
      <text:p text:style-name="P1">SWE Principles that apply to all types of SW Systems:</text:p>
      <text:list xml:id="list1821874838" text:style-name="L5">
        <text:list-item>
          <text:p text:style-name="P10">Developing using a managed and understood developments processing</text:p>
        </text:list-item>
        <text:list-item>
          <text:p text:style-name="P10">Dependability and Performance </text:p>
        </text:list-item>
        <text:list-item>
          <text:p text:style-name="P10"><text:soft-page-break/>Understanding and managing the software specification and requirements</text:p>
        </text:list-item>
        <text:list-item>
          <text:p text:style-name="P10">Make as effective use as possible of existing resources</text:p>
        </text:list-item>
      </text:list>
      <text:p text:style-name="P1"/>
      <text:p text:style-name="P1">Ways Web-based systems are engineered:</text:p>
      <text:list xml:id="list1723054049" text:style-name="L6">
        <text:list-item>
          <text:p text:style-name="P11">Reusing existing software components and systems to facilitate creating the Web system</text:p>
        </text:list-item>
        <text:list-item>
          <text:p text:style-name="P11">It is impractical to specify all the requirements in advance so develop and deliver Web systems incrementally.</text:p>
        </text:list-item>
        <text:list-item>
          <text:p text:style-name="P11">GUIs on Web systems are often poorer than PC components</text:p>
        </text:list-item>
      </text:list>
      <text:p text:style-name="P1"/>
      <text:p text:style-name="P1">Expected Ethics in SWE:</text:p>
      <text:list xml:id="list291306731" text:style-name="L7">
        <text:list-item>
          <text:p text:style-name="P12">Confidentiality:</text:p>
        </text:list-item>
        <text:list-item>
          <text:p text:style-name="P12">Competence:</text:p>
          <text:list>
            <text:list-item>
              <text:p text:style-name="P12">Do not misrepresent your level of competence</text:p>
            </text:list-item>
          </text:list>
        </text:list-item>
        <text:list-item>
          <text:p text:style-name="P12">Intellectual Property Rights:</text:p>
          <text:list>
            <text:list-item>
              <text:p text:style-name="P12">Protect the intellectual rights of your employers</text:p>
            </text:list-item>
          </text:list>
        </text:list-item>
        <text:list-item>
          <text:p text:style-name="P12">Computer misuse:</text:p>
        </text:list-item>
      </text:list>
      <text:p text:style-name="P1"/>
      <text:p text:style-name="P1">Key Points:</text:p>
      <text:list xml:id="list915419655" text:style-name="L8">
        <text:list-item>
          <text:p text:style-name="P13">SWE is an engineering discipline concerned with all aspects of SW production</text:p>
        </text:list-item>
        <text:list-item>
          <text:p text:style-name="P13">SW includes programs and documentation</text:p>
        </text:list-item>
        <text:list-item>
          <text:p text:style-name="P13">SW Process includes all of the activities involved in SW development (Specification, Development, Validation, and Evolution are all part of all SW processes)</text:p>
        </text:list-item>
        <text:list-item>
          <text:p text:style-name="P13">SWE Fundamentals that apply to all types of system development are SW Processes, Dependability, Security, Requirements, and Reuse.</text:p>
        </text:list-item>
      </text:list>
      <text:p text:style-name="P1"/>
      <text:p text:style-name="P3">Chapter 2</text:p>
      <text:p text:style-name="P1">SW Process: Set of related activities that leads to the production of a software product.</text:p>
      <text:list xml:id="list906301176" text:style-name="L9">
        <text:list-item>
          <text:p text:style-name="P14">Specification</text:p>
        </text:list-item>
        <text:list-item>
          <text:p text:style-name="P14">Development</text:p>
        </text:list-item>
        <text:list-item>
          <text:p text:style-name="P14">Validation</text:p>
        </text:list-item>
        <text:list-item>
          <text:p text:style-name="P14">Evolution</text:p>
        </text:list-item>
      </text:list>
      <text:p text:style-name="P1"/>
      <text:p text:style-name="P1">2 Different Categories for SW Processes:</text:p>
      <text:list xml:id="list1231960153" text:style-name="L10">
        <text:list-item>
          <text:p text:style-name="P15">Plan-driven</text:p>
          <text:list>
            <text:list-item>
              <text:p text:style-name="P15">All of the process activities are planned in advance and progress is measured against this plan</text:p>
            </text:list-item>
          </text:list>
        </text:list-item>
        <text:list-item>
          <text:p text:style-name="P15">Agile Processes</text:p>
          <text:list>
            <text:list-item>
              <text:p text:style-name="P15">Planning is incremental and it is easier to change the process to reflect changing customer requirements.</text:p>
            </text:list-item>
          </text:list>
        </text:list-item>
      </text:list>
      <text:p text:style-name="P1"/>
      <text:p text:style-name="P1">Process Models</text:p>
      <text:list xml:id="list177787556" text:style-name="L11">
        <text:list-item>
          <text:p text:style-name="P16">Waterfall Model</text:p>
          <text:list>
            <text:list-item>
              <text:p text:style-name="P16">Takes the fundamental process activites of specification, development, validation, and evolution and represents them as process pahses such as:</text:p>
              <text:list>
                <text:list-item>
                  <text:p text:style-name="P16">Requirements Definition</text:p>
                </text:list-item>
                <text:list-item>
                  <text:p text:style-name="P16">System and Software Design (design the entire architecture)</text:p>
                </text:list-item>
                <text:list-item>
                  <text:p text:style-name="P16">Implementation and Unit Testing </text:p>
                </text:list-item>
                <text:list-item>
                  <text:p text:style-name="P16">Integration and System Testing (all the programs are integrated and tested)</text:p>
                </text:list-item>
                <text:list-item>
                  <text:p text:style-name="P16">Operation and Maintainance (put into use in market and any bugs are corrected)</text:p>
                </text:list-item>
              </text:list>
            </text:list-item>
            <text:list-item>
              <text:p text:style-name="P16"><text:soft-page-break/>It is Plan-driven</text:p>
            </text:list-item>
            <text:list-item>
              <text:p text:style-name="P16">Each phase depends on the previous phase</text:p>
            </text:list-item>
            <text:list-item>
              <text:p text:style-name="P16">Weakness: its inflexible to partition the project into distinct phases, commitments must be made at an early stage in the process.</text:p>
            </text:list-item>
            <text:list-item>
              <text:p text:style-name="P16">This should only be used when requirements are well understood and unlikely to change radically during development.</text:p>
            </text:list-item>
          </text:list>
        </text:list-item>
      </text:list>
      <text:list xml:id="list1103089825" text:style-name="L12">
        <text:list-item>
          <text:p text:style-name="P17">Incremental Developments</text:p>
          <text:list>
            <text:list-item>
              <text:p text:style-name="P17">Interleaves the activities of specification, development, and validation. The systems are developed as a series of version (increments), with each version adding functionality to the previous version</text:p>
            </text:list-item>
            <text:list-item>
              <text:p text:style-name="P17">Is Agile-Driven</text:p>
            </text:list-item>
            <text:list-item>
              <text:p text:style-name="P17">Developing an initial implementation, exposing this to user comment and evolving it through several versions until an adequate system has been develop.</text:p>
            </text:list-item>
            <text:list-item>
              <text:p text:style-name="P17">Specification, Development, and Validation activities are interleaved rather than separate. </text:p>
            </text:list-item>
            <text:list-item>
              <text:p text:style-name="P17">Advantages: Cheaper and easier to make changes, don't have to define all requirements in the beginning, rapid delivery, and easier to get customer feedback</text:p>
            </text:list-item>
            <text:list-item>
              <text:p text:style-name="P17">Disadvantages: It is not feasible to create documents for each release and System structure tends to degrade as new incremented are added</text:p>
            </text:list-item>
          </text:list>
        </text:list-item>
      </text:list>
      <text:list xml:id="list717865691" text:style-name="L13">
        <text:list-item>
          <text:p text:style-name="P18">Reuse-oriented Software Engineering</text:p>
          <text:list>
            <text:list-item>
              <text:p text:style-name="P18">Based on the existence of a significant number of reusable components. The SW development process focuses on integrating these components into a system rather than developing them from scratch.</text:p>
            </text:list-item>
            <text:list-item>
              <text:p text:style-name="P18">Phases</text:p>
              <text:list>
                <text:list-item>
                  <text:p text:style-name="P18">Requirements Specification</text:p>
                </text:list-item>
                <text:list-item>
                  <text:p text:style-name="P18">Component Analysis</text:p>
                  <text:list>
                    <text:list-item>
                      <text:p text:style-name="P18">Search for component to implement the specification</text:p>
                    </text:list-item>
                  </text:list>
                </text:list-item>
                <text:list-item>
                  <text:p text:style-name="P18">Requirements Modification</text:p>
                  <text:list>
                    <text:list-item>
                      <text:p text:style-name="P18">Requirements modified to suit the component analyzed</text:p>
                    </text:list-item>
                  </text:list>
                </text:list-item>
                <text:list-item>
                  <text:p text:style-name="P18">System Design with Reuse</text:p>
                  <text:list>
                    <text:list-item>
                      <text:p text:style-name="P18">System is designed or an existing framework is reused</text:p>
                    </text:list-item>
                  </text:list>
                </text:list-item>
                <text:list-item>
                  <text:p text:style-name="P18">Development and Integration</text:p>
                </text:list-item>
                <text:list-item>
                  <text:p text:style-name="P18">System Validation</text:p>
                </text:list-item>
              </text:list>
            </text:list-item>
          </text:list>
        </text:list-item>
        <text:list-item>
          <text:p text:style-name="P18">Examples of Reusable Components</text:p>
        </text:list-item>
      </text:list>
      <text:list xml:id="list1815472412" text:style-name="L15">
        <text:list-item>
          <text:list>
            <text:list-item>
              <text:p text:style-name="P19">Web services</text:p>
            </text:list-item>
            <text:list-item>
              <text:p text:style-name="P19">Packages in .NET or j2EE</text:p>
            </text:list-item>
            <text:list-item>
              <text:p text:style-name="P19">Stand-alone systems</text:p>
            </text:list-item>
          </text:list>
        </text:list-item>
      </text:list>
      <text:list xml:id="list2072314866" text:style-name="L16">
        <text:list-item>
          <text:p text:style-name="P20">Advantages</text:p>
          <text:list>
            <text:list-item>
              <text:p text:style-name="P20">Reduces the amount of software to be developed and reducing costs and risks</text:p>
            </text:list-item>
          </text:list>
        </text:list-item>
        <text:list-item>
          <text:p text:style-name="P20">Disadvantages</text:p>
          <text:list>
            <text:list-item>
              <text:p text:style-name="P20">Control is lost over components that are reused</text:p>
            </text:list-item>
          </text:list>
        </text:list-item>
      </text:list>
      <text:p text:style-name="P1"/>
      <text:p text:style-name="P1">Process Activities</text:p>
      <text:list xml:id="list82375507" text:style-name="L17">
        <text:list-item>
          <text:p text:style-name="P21">SW Specification</text:p>
          <text:list>
            <text:list-item>
              <text:p text:style-name="P21">The process of understanding and defining what services are required from the system and identifying the constraint on the systems operation and development</text:p>
            </text:list-item>
            <text:list-item>
              <text:p text:style-name="P21">Presented at 2 levels</text:p>
              <text:list>
                <text:list-item>
                  <text:p text:style-name="P21">End-users and Customer</text:p>
                </text:list-item>
                <text:list-item>
                  <text:p text:style-name="P21">Developers</text:p>
                </text:list-item>
              </text:list>
            </text:list-item>
            <text:list-item>
              <text:p text:style-name="P21">4 Main Activities</text:p>
              <text:list>
                <text:list-item>
                  <text:p text:style-name="P21"><text:soft-page-break/>Feasibility study</text:p>
                  <text:list>
                    <text:list-item>
                      <text:p text:style-name="P21">Decides whether it is feasible to go ahead with a more detailed analysis</text:p>
                    </text:list-item>
                  </text:list>
                </text:list-item>
                <text:list-item>
                  <text:p text:style-name="P21">Requirements elicitation and analysis</text:p>
                  <text:list>
                    <text:list-item>
                      <text:p text:style-name="P21">Other existing systems are inspected and discussions with potential users occur here</text:p>
                    </text:list-item>
                  </text:list>
                </text:list-item>
                <text:list-item>
                  <text:p text:style-name="P21">Requirements specification</text:p>
                  <text:list>
                    <text:list-item>
                      <text:p text:style-name="P21">Translating the information gathered in previous stage into a document (1 is User Requirements for the customer and 1 is System Requirements for the developers)</text:p>
                    </text:list-item>
                  </text:list>
                </text:list-item>
                <text:list-item>
                  <text:p text:style-name="P21">Requirements Validation</text:p>
                  <text:list>
                    <text:list-item>
                      <text:p text:style-name="P21">Requirements are checked for realism, consistency, and completeness.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Retana</meta:initial-creator>
    <meta:creation-date>2013-09-09T10:12:29</meta:creation-date>
    <dc:date>2013-09-09T14:13:07</dc:date>
    <dc:creator>Luis Retana</dc:creator>
    <meta:editing-duration>PT01H58M29S</meta:editing-duration>
    <meta:editing-cycles>71</meta:editing-cycles>
    <meta:generator>OpenOffice.org/3.2$Linux OpenOffice.org_project/320m19$Build-9505</meta:generator>
    <meta:document-statistic meta:table-count="0" meta:image-count="0" meta:object-count="0" meta:page-count="4" meta:paragraph-count="119" meta:word-count="1053" meta:character-count="6830"/>
  </office:meta>
</office:document-meta>
</file>